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style:text-underline-style="solid" style:text-underline-width="auto" style:text-underline-color="font-color" style:font-style-asian="italic" style:font-style-complex="italic"/>
    </style:style>
    <style:style style:name="P4" style:family="paragraph" style:parent-style-name="Standard">
      <style:text-properties fo:language="en" fo:country="US"/>
    </style:style>
    <style:style style:name="P5" style:family="paragraph" style:parent-style-name="Standard">
      <style:text-properties fo:language="en" fo:country="US" fo:font-style="normal" fo:font-weight="bold" style:font-style-asian="normal" style:font-weight-asian="bold" style:font-style-complex="normal" style:font-weight-complex="bold"/>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normal" style:text-underline-style="none" style:font-style-asian="normal" style:font-style-complex="normal"/>
    </style:style>
    <style:style style:name="P8" style:family="paragraph" style:parent-style-name="Standard">
      <style:text-properties fo:language="en" fo:country="US" fo:font-style="italic" style:font-style-asian="italic" style:font-style-complex="italic"/>
    </style:style>
    <style:style style:name="P9" style:family="paragraph" style:parent-style-name="Standard">
      <style:text-properties fo:font-size="12pt" fo:language="en" fo:country="US" fo:font-weight="bold" style:font-size-asian="12pt" style:font-weight-asian="bold" style:font-size-complex="12pt" style:font-weight-complex="bold"/>
    </style:style>
    <style:style style:name="P10" style:family="paragraph" style:parent-style-name="Standard">
      <style:text-properties fo:font-size="12pt" fo:language="en" fo:country="US" fo:font-weight="normal" style:font-size-asian="12pt" style:font-weight-asian="normal" style:font-size-complex="12pt" style:font-weight-complex="normal"/>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text-properties fo:font-size="14pt" fo:language="en" fo:country="US" fo:font-weight="bold" style:font-size-asian="14pt" style:font-weight-asian="bold" style:font-size-complex="14pt" style:font-weight-complex="bold"/>
    </style:style>
    <style:style style:name="P13" style:family="paragraph" style:parent-style-name="Standard">
      <style:paragraph-properties fo:margin-left="0in" fo:margin-right="0in" fo:text-indent="0.25in" style:auto-text-indent="false"/>
    </style:style>
    <style:style style:name="P14" style:family="paragraph" style:parent-style-name="Standard">
      <style:paragraph-properties fo:margin-left="0.25in" fo:margin-right="0in" fo:text-indent="0in" style:auto-text-indent="false"/>
    </style:style>
    <style:style style:name="P15" style:family="paragraph" style:parent-style-name="Standard">
      <style:paragraph-properties fo:margin-left="0.25in" fo:margin-right="0in" fo:text-indent="0in" style:auto-text-indent="false"/>
      <style:text-properties fo:language="en" fo:country="U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fo:language="en" fo:country="US"/>
    </style:style>
    <style:style style:name="P18" style:family="paragraph" style:parent-style-name="Standard">
      <style:paragraph-properties fo:margin-left="0.4925in" fo:margin-right="0in" fo:text-indent="0in" style:auto-text-indent="false"/>
      <style:text-properties fo:language="en" fo:country="US"/>
    </style:style>
    <style:style style:name="P19" style:family="paragraph" style:parent-style-name="Standard">
      <style:text-properties fo:font-size="12pt" fo:language="en" fo:country="US" fo:font-weight="normal" style:font-size-asian="12pt" style:font-weight-asian="normal" style:font-size-complex="12pt" style:font-weight-complex="normal"/>
    </style:style>
    <style:style style:name="P20" style:family="paragraph" style:parent-style-name="Standard" style:list-style-name="WW8Num3">
      <style:text-properties fo:font-size="12pt" fo:language="en" fo:country="US" fo:font-weight="normal" style:font-size-asian="12pt" style:font-weight-asian="normal" style:font-size-complex="12pt" style:font-weight-complex="normal"/>
    </style:style>
    <style:style style:name="P21" style:family="paragraph" style:parent-style-name="Standard">
      <style:text-properties fo:language="en" fo:country="US"/>
    </style:style>
    <style:style style:name="P22" style:family="paragraph" style:parent-style-name="Standard" style:list-style-name="WW8Num8">
      <style:text-properties fo:language="en" fo:country="US"/>
    </style:style>
    <style:style style:name="P23" style:family="paragraph" style:parent-style-name="Standard" style:list-style-name="WW8Num5">
      <style:text-properties fo:language="en" fo:country="US"/>
    </style:style>
    <style:style style:name="P24" style:family="paragraph" style:parent-style-name="Standard" style:list-style-name="WW8Num3">
      <style:paragraph-properties fo:line-height="150%"/>
      <style:text-properties fo:language="en" fo:country="US"/>
    </style:style>
    <style:style style:name="P25" style:family="paragraph" style:parent-style-name="Standard" style:list-style-name="WW8Num3">
      <style:text-properties fo:language="en" fo:country="US"/>
    </style:style>
    <style:style style:name="P26" style:family="paragraph" style:parent-style-name="Standard" style:list-style-name="WW8Num5"/>
    <style:style style:name="P27" style:family="paragraph" style:parent-style-name="Standard">
      <style:text-properties fo:font-style="italic" style:font-style-asian="italic" style:font-style-complex="italic"/>
    </style:style>
    <style:style style:name="P28" style:family="paragraph" style:parent-style-name="Standard">
      <style:text-properties fo:font-size="14pt" fo:font-weight="bold" style:font-size-asian="14pt" style:font-weight-asian="bold" style:font-size-complex="14pt" style:font-weight-complex="bold"/>
    </style:style>
    <style:style style:name="P29" style:family="paragraph" style:parent-style-name="Standard" style:list-style-name="WW8Num3">
      <style:paragraph-properties fo:margin-left="0in" fo:margin-right="0in" fo:line-height="150%" fo:text-indent="0in" style:auto-text-indent="false"/>
      <style:text-properties fo:language="en" fo:country="US" fo:font-style="italic" style:font-style-asian="italic"/>
    </style:style>
    <style:style style:name="P30" style:family="paragraph" style:parent-style-name="Heading_20_1" style:list-style-name="L1"/>
    <style:style style:name="P31" style:family="paragraph" style:parent-style-name="Heading_20_1" style:list-style-name="L1">
      <style:paragraph-properties fo:margin-top="0.1665in" fo:margin-bottom="0.0835in" fo:keep-with-next="always"/>
    </style:style>
    <style:style style:name="P32" style:family="paragraph" style:parent-style-name="Heading_20_1" style:list-style-name="L1">
      <style:paragraph-properties fo:margin-top="0.1665in" fo:margin-bottom="0.0835in" fo:keep-with-next="always"/>
      <style:text-properties style:font-name="Arial" fo:font-size="14pt" fo:font-weight="bold" style:font-name-asian="Lucida Sans Unicode" style:font-size-asian="14pt" style:font-weight-asian="bold" style:font-name-complex="Tahoma" style:font-size-complex="14pt" style:font-weight-complex="bold"/>
    </style:style>
    <style:style style:name="P33" style:family="paragraph" style:parent-style-name="Heading_20_1" style:list-style-name="L1">
      <style:paragraph-properties fo:margin-top="0.1665in" fo:margin-bottom="0.0835in" fo:keep-with-next="always"/>
      <style:text-properties fo:font-size="14pt" fo:font-weight="bold" style:font-size-asian="14pt" style:font-weight-asian="bold" style:font-size-complex="14pt" style:font-weight-complex="bold"/>
    </style:style>
    <style:style style:name="P34" style:family="paragraph" style:parent-style-name="Heading_20_1" style:list-style-name="L1">
      <style:paragraph-properties fo:margin-top="0.1665in" fo:margin-bottom="0.0835in" fo:break-before="page"/>
      <style:text-properties style:font-name="Arial" fo:font-size="14pt" fo:font-weight="bold" style:font-name-asian="Lucida Sans Unicode" style:font-size-asian="14pt" style:font-weight-asian="bold" style:font-name-complex="Tahoma" style:font-size-complex="14pt" style:font-weight-complex="bold"/>
    </style:style>
    <style:style style:name="P35" style:family="paragraph" style:parent-style-name="Heading_20_2" style:list-style-name="L1">
      <style:text-properties fo:font-size="12pt" style:font-size-asian="12pt" style:font-size-complex="12pt"/>
    </style:style>
    <style:style style:name="P36" style:family="paragraph" style:parent-style-name="Heading_20_2" style:list-style-name="L1">
      <style:paragraph-properties fo:margin-top="0.1665in" fo:margin-bottom="0.0835in" fo:keep-with-next="always"/>
      <style:text-properties style:font-name="Arial" fo:font-size="12pt" fo:font-style="italic" fo:font-weight="bold" style:font-name-asian="Lucida Sans Unicode" style:font-size-asian="12pt" style:font-style-asian="italic" style:font-weight-asian="bold" style:font-name-complex="Tahoma" style:font-size-complex="12pt" style:font-style-complex="italic" style:font-weight-complex="bold"/>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38" style:family="paragraph">
      <style:paragraph-properties fo:margin-left="0in" fo:margin-right="0in" fo:margin-top="0in" fo:margin-bottom="0in" fo:line-height="100%" fo:text-align="center" fo:text-indent="0in"/>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language="en" fo:country="US" fo:font-style="normal" fo:text-shadow="none" style:text-underline-style="none" fo:font-weight="normal" style:letter-kerning="true"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language="en" fo:country="US" fo:font-style="normal" fo:text-shadow="none" style:text-underline-style="none" fo:font-weight="normal"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language="zxx" fo:country="none" fo:font-style="normal" fo:text-shadow="none" style:text-underline-style="none" fo:font-weight="bold" style:letter-kerning="true" style:font-name-asian="Lucida Sans Unicode" style:font-size-asian="12pt" style:language-asian="zxx" style:country-asian="none" style:font-style-asian="normal" style:font-weight-asian="bold" style:font-name-complex="Tahoma" style:font-size-complex="12pt" style:language-complex="zxx" style:country-complex="none" style:font-style-complex="normal" style:font-weight-complex="bold" style:text-emphasize="none" style:font-relief="none"/>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fo:font-size="14pt" fo:language="en" fo:country="US" fo:font-weight="bold" style:font-size-asian="14pt" style:font-weight-asian="bold" style:font-size-complex="14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italic" style:font-weight-asian="normal" style:font-style-complex="italic" style:font-weight-complex="normal"/>
    </style:style>
    <style:style style:name="T6" style:family="text">
      <style:text-properties fo:language="en" fo:country="US" fo:font-style="italic" fo:font-weight="bold" style:font-style-asian="italic" style:font-weight-asian="bold" style:font-style-complex="italic"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fo:language="en" fo:country="US" fo:font-style="normal" style:font-style-asian="normal" style:font-style-complex="normal"/>
    </style:style>
    <style:style style:name="T10" style:family="text">
      <style:text-properties fo:language="en" fo:country="US" style:text-underline-style="none"/>
    </style:style>
    <style:style style:name="T11" style:family="text">
      <style:text-properties fo:language="en" fo:country="US" style:text-underline-style="none"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style:font-name="Times New Roman1" fo:font-size="12pt" fo:font-style="italic" style:font-style-asian="italic" style:font-style-complex="italic"/>
    </style:style>
    <style:style style:name="T14" style:family="text">
      <style:text-properties fo:font-size="12pt" fo:language="en" fo:country="US" fo:font-weight="normal" style:font-size-asian="12pt" style:font-weight-asian="normal" style:font-size-complex="12pt" style:font-weight-complex="normal"/>
    </style:style>
    <style:style style:name="T15"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language="ru" fo:country="RU" fo:font-weight="normal" style:font-size-asian="12pt" style:font-weight-asian="normal" style:font-size-complex="12pt" style:font-weight-complex="normal"/>
    </style:style>
    <style:style style:name="T19" style:family="text">
      <style:text-properties style:font-name="Arial" fo:font-size="14pt" fo:font-weight="bold" style:font-name-asian="Lucida Sans Unicode" style:font-size-asian="14pt" style:font-weight-asian="bold" style:font-name-complex="Tahoma" style:font-size-complex="14pt" style:font-weight-complex="bold"/>
    </style:style>
    <style:style style:name="T20" style:family="text">
      <style:text-properties style:font-name="Arial" fo:font-size="14pt" fo:language="en" fo:country="US" fo:font-weight="bold" style:font-name-asian="Lucida Sans Unicode" style:font-size-asian="14pt" style:font-weight-asian="bold" style:font-name-complex="Tahoma" style:font-size-complex="14pt" style:font-weight-complex="bold"/>
    </style:style>
    <style:style style:name="T21" style:family="text">
      <style:text-properties style:font-name="Arial" fo:language="en" fo:country="US" style:font-name-asian="Lucida Sans Unicode" style:font-name-complex="Tahoma"/>
    </style:style>
    <style:style style:name="T22" style:family="text">
      <style:text-properties style:font-name="Arial" style:font-name-asian="Lucida Sans Unicode" style:font-name-complex="Tahoma"/>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style:text-underline-style="none" fo:font-weight="bold" style:font-style-asian="italic" style:font-weight-asian="bold" style:font-style-complex="italic" style:font-weight-complex="bold"/>
    </style:style>
    <style:style style:name="T27" style:family="text">
      <style:text-properties fo:font-weight="normal"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style:text-position="sub 58%"/>
    </style:style>
    <style:style style:name="T32" style:family="text">
      <style:text-properties style:text-position="sub 58%" fo:language="en" fo:country="US" fo:font-style="italic" style:font-style-asian="italic" style:font-style-complex="italic"/>
    </style:style>
    <style:style style:name="T33" style:family="text">
      <style:text-properties style:text-position="sub 58%" fo:font-style="italic" fo:font-weight="bold" style:font-style-asian="italic" style:font-weight-asian="bold" style:font-style-complex="italic" style:font-weight-complex="bold"/>
    </style:style>
    <style:style style:name="T34" style:family="text">
      <style:text-properties style:text-position="sub 58%" fo:font-style="italic" style:font-style-asian="italic" style:font-style-complex="italic"/>
    </style:style>
    <style:style style:name="T35" style:family="text">
      <style:text-properties style:text-position="sub 58%" fo:font-size="12pt" fo:language="en" fo:country="US" fo:font-style="italic" fo:font-weight="normal" style:font-size-asian="12pt" style:font-style-asian="italic" style:font-weight-asian="normal" style:font-size-complex="12pt" style:font-style-complex="italic" style:font-weight-complex="normal"/>
    </style:style>
    <style:style style:name="T36" style:family="text">
      <style:text-properties style:text-position="sub 58%" fo:font-weight="normal" style:font-weight-asian="normal" style:font-weight-complex="normal"/>
    </style:style>
    <style:style style:name="T37" style:family="text">
      <style:text-properties style:text-position="super 58%" fo:language="en" fo:country="US" fo:font-style="italic" style:font-style-asian="italic" style:font-style-complex="italic"/>
    </style:style>
    <style:style style:name="T38" style:family="text">
      <style:text-properties style:text-position="0% 100%"/>
    </style:style>
    <style:style style:name="T39" style:family="text">
      <style:text-properties style:text-position="0% 100%" fo:language="en" fo:country="US"/>
    </style:style>
    <style:style style:name="T40" style:family="text">
      <style:text-properties style:text-position="0% 100%" fo:language="en" fo:country="US" fo:font-style="italic" style:font-style-asian="italic" style:font-style-complex="italic"/>
    </style:style>
    <style:style style:name="T41" style:family="text">
      <style:text-properties style:text-position="0% 100%" fo:font-weight="normal" style:font-weight-asian="normal" style:font-weight-complex="normal"/>
    </style:style>
    <style:style style:name="T42" style:family="text">
      <style:text-properties fo:font-weight="bold" style:font-weight-asian="bold" style:font-weight-complex="bold"/>
    </style:style>
    <style:style style:name="T43" style:family="text">
      <style:text-properties fo:color="#ff420e" fo:language="en" fo:country="US"/>
    </style:style>
    <style:style style:name="T44"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45" style:family="text">
      <style:text-properties style:use-window-font-color="true" style:text-outline="false" style:text-line-through-style="none" style:font-name="Arial1" fo:font-size="10pt" fo:language="en" fo:country="US" fo:font-style="normal" fo:text-shadow="none" style:text-underline-style="none" fo:font-weight="normal" style:letter-kerning="true" style:font-name-asian="Lucida Sans Unicode" style:font-size-asian="10pt" style:language-asian="en" style:country-asian="US"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46" style:family="text">
      <style:text-properties style:use-window-font-color="true" style:text-outline="false" style:text-line-through-style="none" style:text-position="-42% 100%" style:font-name="Arial1" fo:font-size="10pt" fo:language="en" fo:country="US" fo:font-style="normal" fo:text-shadow="none" style:text-underline-style="none" fo:font-weight="normal" style:letter-kerning="true" style:font-name-asian="Lucida Sans Unicode" style:font-size-asian="10pt" style:language-asian="en" style:country-asian="US"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47" style:family="text">
      <style:text-properties style:use-window-font-color="true" style:text-outline="false" style:text-line-through-style="none" style:font-name="Arial1" fo:font-size="12pt" fo:language="en" fo:country="US" fo:font-style="normal" fo:text-shadow="none" style:text-underline-style="none" fo:font-weight="normal" style:letter-kerning="true" style:font-name-asian="Lucida Sans Unicode" style:font-size-asian="18pt" style:language-asian="en" style:country-asian="US"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T48" style:family="text">
      <style:text-properties style:use-window-font-color="true" style:text-outline="false" style:text-line-through-style="none" style:text-position="-42% 100%" style:font-name="Arial1" fo:font-size="8pt" fo:language="en" fo:country="US" fo:font-style="normal" fo:text-shadow="none" style:text-underline-style="none" fo:font-weight="normal" style:letter-kerning="true" style:font-name-asian="Lucida Sans Unicode" style:font-size-asian="8pt" style:language-asian="en" style:country-asian="US"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T49" style:family="text">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T50" style:family="text">
      <style:text-properties style:use-window-font-color="true" style:text-outline="false" style:text-line-through-style="none" style:font-name="Arial1" fo:font-size="10pt" fo:language="en" fo:country="US" fo:font-style="normal" fo:text-shadow="none" style:text-underline-style="none" fo:font-weight="normal" style:letter-kerning="true"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51" style:family="text">
      <style:text-properties style:use-window-font-color="true" style:text-outline="false" style:text-line-through-style="none" style:font-name="Arial1" fo:font-size="10pt" fo:language="en" fo:country="US" fo:font-style="italic" fo:text-shadow="none" style:text-underline-style="none" fo:font-weight="normal" style:letter-kerning="true" style:font-name-asian="Lucida Sans Unicode" style:font-size-asian="10pt" style:language-asian="en" style:country-asian="US" style:font-style-asian="normal" style:font-weight-asian="normal" style:font-name-complex="Tahoma" style:font-size-complex="10pt" style:language-complex="zxx" style:country-complex="none" style:font-style-complex="italic" style:font-weight-complex="normal" style:text-emphasize="none" style:font-relief="none"/>
    </style:style>
    <style:style style:name="T52" style:family="text">
      <style:text-properties style:use-window-font-color="true" style:text-outline="false" style:text-line-through-style="none" style:font-name="Arial1" fo:font-size="12pt" fo:language="zxx" fo:country="none" fo:font-style="normal" fo:text-shadow="none" style:text-underline-style="none" fo:font-weight="bold" style:letter-kerning="true" style:font-name-asian="Lucida Sans Unicode" style:font-size-asian="12pt" style:language-asian="zxx" style:country-asian="none" style:font-style-asian="normal" style:font-weight-asian="bold" style:font-name-complex="Tahoma" style:font-size-complex="12pt" style:language-complex="zxx" style:country-complex="none" style:font-style-complex="normal" style:font-weight-complex="bold" style:text-emphasize="none" style:font-relief="none"/>
    </style:style>
    <style:style style:name="T53" style:family="text">
      <style:text-properties style:use-window-font-color="true" style:text-outline="false" style:text-line-through-style="none" style:font-name="Arial1" fo:font-size="12pt" fo:language="en" fo:country="US" fo:font-style="normal" fo:text-shadow="none" style:text-underline-style="none" fo:font-weight="normal" style:letter-kerning="true" style:font-name-asian="Lucida Sans Unicode" style:font-size-asian="12pt" style:language-asian="en" style:country-asian="US" style:font-style-asian="normal" style:font-weight-asian="normal" style:font-name-complex="Tahoma" style:font-size-complex="12pt" style:language-complex="zxx" style:country-complex="none" style:font-style-complex="normal" style:font-weight-complex="normal" style:text-emphasize="none" style:font-relief="none"/>
    </style:style>
    <text:list-style style:name="L1">
      <text:list-level-style-number text:level="1" text:style-name="Numbering_20_Symbols" style:num-prefix=" " style:num-suffix="." style:num-format="1">
        <style:list-level-properties/>
      </text:list-level-style-number>
      <text:list-level-style-number text:level="2" text:style-name="Numbering_20_Symbols" style:num-prefix=" " style:num-suffix="." style:num-format="1" text:display-levels="2">
        <style:list-level-properties/>
      </text:list-level-style-number>
      <text:list-level-style-number text:level="3" text:style-name="Numbering_20_Symbols" style:num-prefix=" " style:num-suffix=")" style:num-format="a">
        <style:list-level-properties/>
      </text:list-level-style-number>
      <text:list-level-style-bullet text:level="4" text:style-name="Bullet_20_Symbols" style:num-prefix=" " style:num-suffix=" " text:bullet-char="•">
        <style:list-level-properties/>
        <style:text-properties style:font-name="StarSymbol"/>
      </text:list-level-style-bullet>
      <text:list-level-style-bullet text:level="5" text:style-name="Bullet_20_Symbols" style:num-prefix=" " style:num-suffix=" " text:bullet-char="•">
        <style:list-level-properties/>
        <style:text-properties style:font-name="StarSymbol"/>
      </text:list-level-style-bullet>
      <text:list-level-style-bullet text:level="6" text:style-name="Bullet_20_Symbols" style:num-prefix=" " style:num-suffix=" " text:bullet-char="•">
        <style:list-level-properties/>
        <style:text-properties style:font-name="StarSymbol"/>
      </text:list-level-style-bullet>
      <text:list-level-style-bullet text:level="7" text:style-name="Bullet_20_Symbols" style:num-prefix=" " style:num-suffix=" " text:bullet-char="•">
        <style:list-level-properties/>
        <style:text-properties style:font-name="StarSymbol"/>
      </text:list-level-style-bullet>
      <text:list-level-style-bullet text:level="8" text:style-name="Bullet_20_Symbols" style:num-prefix=" " style:num-suffix=" " text:bullet-char="•">
        <style:list-level-properties/>
        <style:text-properties style:font-name="StarSymbol"/>
      </text:list-level-style-bullet>
      <text:list-level-style-bullet text:level="9" text:style-name="Bullet_20_Symbols" style:num-prefix=" " style:num-suffix=" " text:bullet-char="•">
        <style:list-level-properties/>
        <style:text-properties style:font-name="StarSymbol"/>
      </text:list-level-style-bullet>
      <text:list-level-style-bullet text:level="10" text:style-name="Bullet_20_Symbols" style:num-prefix=" " style:num-suffix=" " text:bullet-char="•">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in" svg:stroke-color="#000000" draw:marker-start="" draw:marker-start-width="0.1181in" draw:marker-start-center="false" draw:marker-end="Arrow" draw:marker-end-width="0.1181in" draw:marker-end-center="false" draw:fill="solid" draw:fill-color="#99ccff" draw:fill-gradient-name="Gradient_20_7" draw:fill-hatch-name="Hatch_20_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style:run-through="foreground"/>
    </style:style>
    <style:style style:name="gr5" style:family="graphic">
      <style:graphic-properties draw:stroke="solid" draw:stroke-dash="Dash_20_2" svg:stroke-width="0in" svg:stroke-color="#000000" draw:marker-start="" draw:marker-start-width="0.1181in" draw:marker-start-center="false" draw:marker-end="Arrow" draw:marker-end-width="0.1181in" draw:marker-end-center="false" draw:fill="solid" draw:fill-color="#99ccff" draw:fill-gradient-name="Gradient_20_7" draw:fill-hatch-name="Hatch_20_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draw:stroke-dash="Dash_20_2" svg:stroke-width="0in" svg:stroke-color="#000000" draw:marker-start="Arrow" draw:marker-start-width="0.1181in" draw:marker-start-center="false" draw:marker-end="" draw:marker-end-width="0.1181in" draw:marker-end-center="false" draw:fill="solid" draw:fill-color="#99ccff" draw:fill-gradient-name="Gradient_20_7" draw:fill-hatch-name="Hatch_20_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draw:stroke-dash="Dash_20_2" svg:stroke-width="0in" svg:stroke-color="#000000" draw:marker-start="Arrow" draw:marker-start-width="0.1181in" draw:marker-start-center="false" draw:marker-end="" draw:marker-end-width="0.1181in" draw:marker-end-center="false" draw:fill="solid" draw:fill-color="#99ccff" draw:fill-gradient-name="Gradient_20_7" draw:fill-hatch-name="Hatch_20_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aption">Rule compression</text:p>
      <text:list xml:id="list40219273" text:style-name="L1">
        <text:list-item>
          <text:h text:style-name="P30" text:outline-level="1"><text:span text:style-name="T1"><text:s/></text:span><text:span text:style-name="T2">Introduction </text:span></text:h>
        </text:list-item>
      </text:list>
      <text:p text:style-name="Standard">The rules in the Kappa model may contain some duplicated or unused information. Sometimes we can replace some rule by the shorter one, or even reduce a set of rules to just one rule. </text:p>
      <text:p text:style-name="Standard"/>
      <text:p text:style-name="P1">Example:</text:p>
      <text:p text:style-name="P2">A(k!1, n~p), B(l!1) -&gt; A(k!1, n~q), B(l!1)</text:p>
      <text:p text:style-name="Standard">D<text:span text:style-name="T3">uring the whole simulation process, for any </text:span><text:span text:style-name="T3">type </text:span><text:span text:style-name="T4">A </text:span><text:span text:style-name="T3">agent with the site </text:span><text:span text:style-name="T4">k</text:span><text:span text:style-name="T3">, if the site </text:span><text:span text:style-name="T4">k</text:span><text:span text:style-name="T3"> is connected to something, then it is connected to the site </text:span><text:span text:style-name="T4">l</text:span><text:span text:style-name="T3"> of the </text:span><text:span text:style-name="T3">type </text:span><text:span text:style-name="T4">B</text:span><text:span text:style-name="T3"> </text:span><text:span text:style-name="T3">agent. </text:span>So this rule can be shortened to: </text:p>
      <text:p text:style-name="Standard"><text:span text:style-name="T13">A(k!_, n~p) -&gt; A(k!_, n~q)</text:span> </text:p>
      <text:p text:style-name="Standard"/>
      <text:p text:style-name="P10">Let us find out how to do this in the general case.</text:p>
      <text:list xml:id="list40269929" text:continue-numbering="true" text:style-name="L1">
        <text:list-item>
          <text:h text:style-name="P32" text:outline-level="1"><text:s/>Definitions </text:h>
        </text:list-item>
      </text:list>
      <text:p text:style-name="Standard"><text:span text:style-name="T7">The </text:span><text:span text:style-name="T8">Root </text:span><text:span text:style-name="T3"><text:s/>is a fixed agent in the connected component on the left-hand side of the fixed rule. An agent can be chosen as a root <text:s/>in 2 cases:</text:span></text:p>
      <text:list xml:id="list40210095" text:style-name="WW8Num8">
        <text:list-item>
          <text:p text:style-name="P22"><text:s/>The current rule does not modify the component this agent belongs to.</text:p>
        </text:list-item>
        <text:list-item>
          <text:p text:style-name="P22"><text:s/>The current rule modifies this agent directly.</text:p>
        </text:list-item>
      </text:list>
      <text:p text:style-name="P4"/>
      <text:p text:style-name="P5">Example: </text:p>
      <text:p text:style-name="P8">A(x, y!1), B(u!1, v), C(z), H(n, m) → A(x, y!1), B(u!1, v!2), C(z!2), H(n, m)</text:p>
      <text:p text:style-name="P6">The agent <text:span text:style-name="T23">A</text:span> cannot be a root, because this rule modifies the component <text:span text:style-name="T23">AB</text:span>, but <text:span text:style-name="T23">A</text:span> stays untouched.</text:p>
      <text:p text:style-name="P6">The agent <text:span text:style-name="T23">B</text:span> can be a root, because this rule modifies both the component <text:span text:style-name="T24">AB </text:span><text:s/>and the<text:span text:style-name="T27"> </text:span>agent <text:span text:style-name="T27">B</text:span>.the agent <text:span text:style-name="T23">C</text:span> can be a root by the same reason.</text:p>
      <text:p text:style-name="P6">The agent <text:span text:style-name="T23">H</text:span> can be a root as well, because its component (that contains of the agent <text:span text:style-name="T23">H </text:span>only) stays unaltered after the rule application.</text:p>
      <text:p text:style-name="P4"/>
      <text:p text:style-name="Standard"><text:span text:style-name="T7">The</text:span><text:span text:style-name="T5"> </text:span><text:span text:style-name="T8">Rooted Connected Component</text:span><text:span text:style-name="T6"> </text:span><text:span text:style-name="T3">is a component with the chosen root. More formally, we can define the </text:span><text:span text:style-name="T8">Rooted Connected Component</text:span><text:span text:style-name="T3"> as a pair (this component, an agent chosen as a root).</text:span></text:p>
      <text:p text:style-name="P4"/>
      <text:p text:style-name="P4">In the <text:s/>example above we have: </text:p>
      <text:p text:style-name="P4"><text:span text:style-name="T23">A(x, y!1), B(u!1, v) </text:span><text:span text:style-name="T28">can be rooted in the single manner: we can choose only the agent </text:span><text:span text:style-name="T23">B</text:span><text:span text:style-name="T28"> </text:span><text:span text:style-name="T28">as a root. So, the </text:span><text:span text:style-name="T29">Rooted Connected Component </text:span><text:span text:style-name="T28">corresponding to <text:s/></text:span><text:span text:style-name="T23">AB</text:span><text:span text:style-name="T28"> is </text:span><text:span text:style-name="T23">A(x, y!1), </text:span><text:span text:style-name="T24">B</text:span><text:span text:style-name="T25"> </text:span><text:span text:style-name="T23">(u!1, v)</text:span><text:span text:style-name="T28"> or, in the other words, a pair </text:span><text:span text:style-name="T23">( (A(x, y!1), </text:span><text:span text:style-name="T24">B</text:span><text:span text:style-name="T23">(u!1, v)) , 'B' ).</text:span></text:p>
      <text:p text:style-name="P4"/>
      <text:p text:style-name="Standard"><text:span text:style-name="T7">The </text:span><text:span text:style-name="T8">Rooted Rule </text:span><text:span text:style-name="T7">is a rule</text:span><text:span text:style-name="T3"> such that each component from its left-hand side is rooted (for each component we choose a root and fix it). </text:span></text:p>
      <text:p text:style-name="P4"/>
      <text:p text:style-name="P7">In the <text:s/>example above we have: </text:p>
      <text:p text:style-name="P3"><text:span text:style-name="T10">A(x, y!1), </text:span><text:span text:style-name="T11">B</text:span><text:span text:style-name="T10">(u!1, v), </text:span><text:span text:style-name="T11">C</text:span><text:span text:style-name="T10">(z), </text:span><text:span text:style-name="T11">H</text:span><text:span text:style-name="T10">(n, m) → A(x, y!1), B(u!1, v!2), C(z!2), H(n, m)</text:span></text:p>
      <text:p text:style-name="P7">This is the rooted version of the old rule: for each of three connected components of the left-hand side we chose a root marked with the bold letter.</text:p>
      <text:p text:style-name="P4"/>
      <text:p text:style-name="Standard"><text:span text:style-name="T7">The </text:span><text:span text:style-name="T8">Reachable Species</text:span><text:span text:style-name="T9"> for the rule </text:span><text:span text:style-name="T6">R</text:span><text:span text:style-name="T4"> ([R])</text:span><text:span text:style-name="T9"> </text:span><text:span text:style-name="T3">is a set of pairs </text:span><text:span text:style-name="T4">(S</text:span><text:span text:style-name="T32">i</text:span><text:span text:style-name="T4">, F)</text:span><text:span text:style-name="T3">, where</text:span></text:p>
      <text:p text:style-name="Standard"><text:span text:style-name="T4">S</text:span><text:span text:style-name="T32">i </text:span><text:span text:style-name="T3"><text:s/>is a subview that can take part in the application of </text:span><text:span text:style-name="T5">R</text:span><text:span text:style-name="T7">;</text:span></text:p>
      <text:p text:style-name="Standard"><text:span text:style-name="T5">F</text:span><text:span text:style-name="T12"> </text:span><text:span text:style-name="T3">is a trivial mapping: </text:span><text:span text:style-name="T4">S</text:span><text:span text:style-name="T32">i</text:span><text:span text:style-name="T37"> </text:span><text:span text:style-name="T39">→ left hand side of </text:span><text:span text:style-name="T40">R</text:span><text:span text:style-name="T39">; where each </text:span><text:span text:style-name="T3">agent of </text:span><text:span text:style-name="T4">S</text:span><text:span text:style-name="T32">i</text:span><text:span text:style-name="T39"> is mapped</text:span><text:span text:style-name="T3"> to the corresponding </text:span><text:soft-page-break/><text:span text:style-name="T3">agent from the left-hand side.</text:span></text:p>
      <text:p text:style-name="P4"/>
      <text:p text:style-name="P5">Example: </text:p>
      <text:p text:style-name="P4">Look at the rule <text:span text:style-name="T23">R</text:span> from the previous example. If we have, for instance, <text:span text:style-name="T23">C(z~p, j, l!0), K(p!0)</text:span> in a solution, then the subview “<text:span text:style-name="T23">z.C</text:span><text:span text:style-name="T28">, which has an internal state </text:span><text:span text:style-name="T23">p</text:span>” (information about the site z<text:span text:style-name="T23">)</text:span> will be contained in <text:span text:style-name="T23">[R]</text:span>.</text:p>
      <text:list xml:id="list40276904" text:continue-list="list40269929" text:style-name="L1">
        <text:list-item>
          <text:h text:style-name="P31" text:outline-level="1"><text:span text:style-name="T20"><text:s/></text:span><text:span text:style-name="T19">Input Data</text:span></text:h>
        </text:list-item>
      </text:list>
      <text:p text:style-name="Standard"><text:span text:style-name="T14">The input data is a set of the rules.</text:span><text:span text:style-name="T2"> </text:span></text:p>
      <text:list xml:id="list40277783" text:continue-numbering="true" text:style-name="L1">
        <text:list-item>
          <text:h text:style-name="P33" text:outline-level="1"><text:span text:style-name="T21"><text:s/></text:span><text:span text:style-name="T22">Output Data </text:span></text:h>
        </text:list-item>
      </text:list>
      <text:p text:style-name="P10">The output data is an equivalent reduced set of the rules.</text:p>
      <text:list xml:id="list40276854" text:continue-numbering="true" text:style-name="L1">
        <text:list-item>
          <text:h text:style-name="P33" text:outline-level="1"><text:span text:style-name="T21"><text:s/></text:span><text:span text:style-name="T22">Goal </text:span></text:h>
        </text:list-item>
      </text:list>
      <text:p text:style-name="P4">Our goal is to learn how to perform the following actions with the set of rules: <text:s/></text:p>
      <text:list xml:id="list40286147" text:continue-list="list40210095" text:style-name="WW8Num8">
        <text:list-item text:start-value="1">
          <text:p text:style-name="P22"><text:s/><text:span text:style-name="T42">Qualitative compression.</text:span> We try to make each rule shorter.</text:p>
        </text:list-item>
        <text:list-item>
          <text:p text:style-name="P22"><text:span text:style-name="T16"><text:s/>Quantitative compression.</text:span><text:span text:style-name="T17"> We try to reduce the set of rules to the single rule, so that the system with the new set of rules is equivalent to the old one, i.e., the reachable species for the group are the same as the reachable species for the single rule.</text:span></text:p>
        </text:list-item>
      </text:list>
      <text:list xml:id="list40285774" text:continue-list="list40276854" text:style-name="L1">
        <text:list-item>
          <text:h text:style-name="P32" text:outline-level="1"><text:s/>Solution</text:h>
        </text:list-item>
      </text:list>
      <text:p text:style-name="P10">The main idea is to collect the most compressed information about the rules' actions and to build a new set of rules using this information. </text:p>
      <text:list xml:id="list40276297" text:continue-numbering="true" text:style-name="L1">
        <text:list-item>
          <text:h text:style-name="P32" text:outline-level="1"><text:s/>Algorithm </text:h>
          <text:list>
            <text:list-item>
              <text:h text:style-name="P35" text:outline-level="2"><text:s/>Preparation. Creation of rules' classes </text:h>
            </text:list-item>
          </text:list>
        </text:list-item>
      </text:list>
      <text:p text:style-name="P4">Before we can start changing a rule we should gather information about actions this rule performs in order to be able to check whether the new system is be equivalent to the old one or not. First of all, we suppose that the rules contain no cyclic patterns, neither in the left-hand side, nor in the right-hand side. Let us mark each agent of the rooted<text:span text:style-name="T25"> </text:span>component <text:span text:style-name="T25">RC </text:span>from the left-hand side of the rule:</text:p>
      <text:list xml:id="list40219147" text:style-name="WW8Num5">
        <text:list-item>
          <text:p text:style-name="P26"><text:span text:style-name="T6"><text:s/>G</text:span><text:span text:style-name="T3"> is a root for </text:span><text:span text:style-name="T6">RC.</text:span></text:p>
        </text:list-item>
        <text:list-item>
          <text:p text:style-name="P26"><text:s/>For each agent we can find a pathway from <text:span text:style-name="T25">G</text:span> to the agent. The path contains connections as edges and agents as vertexes. <text:span text:style-name="T43">.</text:span></text:p>
        </text:list-item>
        <text:list-item>
          <text:p text:style-name="P23"><text:s/>The path is uniquely defined as the sites sequence. This is a sequence of the edges' ends.</text:p>
        </text:list-item>
        <text:list-item>
          <text:p text:style-name="P23"><text:s/>Each site can be defined as a triplet (G, path-to-agent, site-name)</text:p>
        </text:list-item>
      </text:list>
      <text:p text:style-name="P4">Consequently, each action can be described as:</text:p>
      <text:p text:style-name="P8">ADD(G, path1, name1)<text:span text:style-name="T28">;</text:span></text:p>
      <text:p text:style-name="P8">DELETE(G, path1, name1)<text:span text:style-name="T28">;</text:span></text:p>
      <text:p text:style-name="P8">BREAK(G, path1, name1)<text:span text:style-name="T28">;</text:span></text:p>
      <text:p text:style-name="P8">BOUND((G, path1, name1), (G, path2, name2))<text:span text:style-name="T28">;</text:span></text:p>
      <text:p text:style-name="P8">MODIFY(G, path1, name1)<text:span text:style-name="T28">;</text:span></text:p>
      <text:p text:style-name="P4"><text:span text:style-name="T23">TEST(G, path1, name1)</text:span> – if the component is just tested.</text:p>
      <text:p text:style-name="P4"/>
      <text:p text:style-name="P9"><text:span text:style-name="T27">Let us call all these objects the</text:span> <text:span text:style-name="T28">ActionInfo</text:span><text:span text:style-name="T23">. </text:span><text:span text:style-name="T30">For any rule we can find the set of it's </text:span><text:span text:style-name="T29">ActionInfo</text:span><text:span text:style-name="T30">. Let us call this set the </text:span><text:span text:style-name="T28">ActionsInfo</text:span><text:span text:style-name="T30">.</text:span></text:p>
      <text:list xml:id="list40268216" text:continue-list="list40276297" text:style-name="L1">
        <text:list-item>
          <text:list>
            <text:list-item>
              <text:h text:style-name="P36" text:outline-level="2"><text:soft-page-break/><text:s/>Algorithm</text:h>
            </text:list-item>
          </text:list>
        </text:list-item>
      </text:list>
      <text:list xml:id="list40236240" text:style-name="WW8Num3">
        <text:list-item>
          <text:p text:style-name="P20"><text:s/>Create a list of rooted rules using the given list of rules. For each rule we create all possible rooted rules.</text:p>
        </text:list-item>
        <text:list-item>
          <text:p text:style-name="P24"><text:s/>For each rooted rule <text:span text:style-name="T25">R</text:span> we create a set of actions descriptions denoted as <text:span text:style-name="T25">AI(R). </text:span></text:p>
        </text:list-item>
        <text:list-item>
          <text:p text:style-name="P24"><text:s/>Group the rules that perform exactly the same actions.</text:p>
        </text:list-item>
        <text:list-item>
          <text:p text:style-name="P25"><text:s/>For each rule <text:span text:style-name="T25">R</text:span> we calculate <text:span text:style-name="T42">[R]</text:span> as the intersection of <text:span text:style-name="T25">A(R)</text:span> and <text:span text:style-name="T26">B(R)</text:span>, where</text:p>
        </text:list-item>
      </text:list>
      <text:p text:style-name="P13"><text:span text:style-name="T6">A(R)</text:span><text:span text:style-name="T3"> is model-independent and contains the subviews that describe the left-hand side of </text:span><text:span text:style-name="T6">R</text:span><text:span text:style-name="T3">.</text:span></text:p>
      <text:p text:style-name="P14"><text:span text:style-name="T6">B(R)</text:span><text:span text:style-name="T3"> contains the reachable subviews with the same agent type as for one of the roots. We build </text:span><text:span text:style-name="T6">B(R)</text:span><text:span text:style-name="T3"> on the process of algorithm.</text:span></text:p>
      <text:p text:style-name="P15"/>
      <text:list xml:id="list40262856" text:continue-numbering="true" text:style-name="WW8Num3">
        <text:list-item>
          <text:p text:style-name="P24"><text:s/>Compression. </text:p>
          <text:list>
            <text:list-item>
              <text:list>
                <text:list-item>
                  <text:p text:style-name="P29"><text:s/>Quantitative mode</text:p>
                </text:list-item>
              </text:list>
            </text:list-item>
          </text:list>
        </text:list-item>
      </text:list>
      <text:p text:style-name="P17">We run down all the rules and try to shrink each of them (<text:span text:style-name="T25">R</text:span>). We do it step by step: remove the internal state test and check equivalence of the old rule and the new rule <text:span text:style-name="T25">R</text:span><text:span text:style-name="T33">on</text:span><text:span text:style-name="T31">e</text:span>, remove link state test and so on . If <text:span text:style-name="T23">[R] = [R</text:span><text:span text:style-name="T34">one</text:span><text:span text:style-name="T23">]</text:span>, then <text:span text:style-name="T25">R</text:span> can be replaced with <text:span text:style-name="T25">R</text:span><text:span text:style-name="T33">one</text:span><text:span text:style-name="T25">.</text:span></text:p>
      <text:p text:style-name="P18"/>
      <text:list xml:id="list40277313" text:continue-numbering="true" text:style-name="WW8Num3">
        <text:list-item>
          <text:list>
            <text:list-item>
              <text:list>
                <text:list-item>
                  <text:p text:style-name="P29"><text:s/>Qualitative mode</text:p>
                </text:list-item>
              </text:list>
            </text:list-item>
          </text:list>
        </text:list-item>
      </text:list>
      <text:p text:style-name="P16"><text:span text:style-name="T3">In this part, we can try to shrink each group of rules. For each rule we create </text:span><text:span text:style-name="T4">R</text:span><text:span text:style-name="T32">group</text:span><text:span text:style-name="T3"> with the common part of the rules </text:span><text:span text:style-name="T4">R</text:span><text:span text:style-name="T32">i</text:span><text:span text:style-name="T3"> from the group. </text:span><text:span text:style-name="T14">If <text:s/></text:span><text:span text:style-name="T15">[R</text:span><text:span text:style-name="T35">group</text:span><text:span text:style-name="T15">] = union [R</text:span><text:span text:style-name="T35">i</text:span><text:span text:style-name="T15">]</text:span><text:span text:style-name="T14">, then the whole group can be replaced with </text:span><text:span text:style-name="T15">R</text:span><text:span text:style-name="T35">group </text:span><text:span text:style-name="T14">. Otherwise, subdivide the group to several groups with the larger common part.</text:span></text:p>
      <text:list xml:id="list40264395" text:continue-list="list40268216" text:style-name="L1">
        <text:list-item>
          <text:h text:style-name="P34" text:outline-level="1"><draw:g text:anchor-type="paragraph" draw:z-index="0" draw:style-name="gr1"><draw:line draw:style-name="gr2" draw:text-style-name="P37" svg:x1="3.3374in" svg:y1="0.6299in" svg:x2="3.3374in" svg:y2="0.8634in"><text:p/></draw:line><draw:line draw:style-name="gr2" draw:text-style-name="P37" svg:x1="3.3374in" svg:y1="1.2134in" svg:x2="3.3374in" svg:y2="1.4469in"><text:p/></draw:line><draw:custom-shape draw:style-name="gr3" draw:text-style-name="P39" svg:width="1.4787in" svg:height="0.8189in" svg:x="2.6154in" svg:y="1.4461in"><text:p text:style-name="P38"><text:span text:style-name="T44">Compression m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 draw:text-style-name="P37" svg:x1="5.1429in" svg:y1="1.8465in" svg:x2="5.1429in" svg:y2="2.2937in"><text:p/></draw:line><draw:line draw:style-name="gr2" draw:text-style-name="P37" svg:x1="1.5327in" svg:y1="1.8465in" svg:x2="1.5327in" svg:y2="2.2937in"><text:p/></draw:line><draw:custom-shape draw:style-name="gr3" draw:text-style-name="P40" svg:width="1.2996in" svg:height="0.4594in" svg:x="0.8957in" svg:y="2.2819in"><text:p text:style-name="P38"><text:span text:style-name="T45">For each rule R </text:span></text:p><text:p text:style-name="P38"><text:span text:style-name="T45">create rule R</text:span><text:span text:style-name="T46">one</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g draw:style-name="gr4"><draw:custom-shape draw:style-name="gr3" draw:text-style-name="P37" svg:width="1.2413in" svg:height="0.8189in" svg:x="0.937in" svg:y="4.5283in"><text:p text:style-name="P38"><text:span text:style-name="T47">[R] = [R</text:span><text:span text:style-name="T48">one</text:span><text:span text:style-name="T47">]</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5" draw:text-style-name="P41" svg:x1="2.1709in" svg:y1="4.9772in" svg:x2="2.1709in" svg:y2="6.0953in"><text:p text:style-name="P38"><text:span text:style-name="T49">Yes</text:span></text:p></draw:line><draw:line draw:style-name="gr5" draw:text-style-name="P41" svg:x1="1.5555in" svg:y1="3.8583in" svg:x2="1.5555in" svg:y2="4.5291in"><text:p text:style-name="P38"><text:span text:style-name="T49">Yes</text:span></text:p></draw:line><draw:rect draw:style-name="gr6" draw:text-style-name="P37" svg:width="1.274in" svg:height="0.6724in" svg:x="1.5335in" svg:y="6.0953in"><text:p text:style-name="P38"><text:span text:style-name="T44">Replace R by </text:span><text:span text:style-name="T45">R</text:span><text:span text:style-name="T48">one </text:span></text:p></draw:rect><draw:line draw:style-name="gr5" draw:text-style-name="P41" draw:id="id3" svg:x1="0.9362in" svg:y1="4.9772in" svg:x2="0.9362in" svg:y2="6.9906in"><text:p text:style-name="P38"><text:span text:style-name="T49">No</text:span></text:p></draw:line><draw:line draw:style-name="gr2" draw:text-style-name="P37" draw:id="id4" svg:x1="2.1709in" svg:y1="6.7665in" svg:x2="2.1709in" svg:y2="6.9909in"><text:p/></draw:line><draw:line draw:style-name="gr2" draw:text-style-name="P37" svg:x1="1.5327in" svg:y1="6.9902in" svg:x2="1.5327in" svg:y2="7.2146in"><text:p/></draw:line><draw:rect draw:style-name="gr6" draw:text-style-name="P39" svg:width="1.2748in" svg:height="0.6717in" svg:x="0.8957in" svg:y="7.2138in"><text:p text:style-name="P38"><text:span text:style-name="T44">Mark R as handled</text:span></text:p></draw:rect><draw:line draw:style-name="gr7" draw:text-style-name="P37" draw:id="id2" svg:x1="0.8957in" svg:y1="7.5492in" svg:x2="0.2591in" svg:y2="7.5492in"><text:p/></draw:line><draw:line draw:style-name="gr2" draw:text-style-name="P37" draw:id="id1" svg:x1="0.2591in" svg:y1="2.9638in" svg:x2="1.5335in" svg:y2="2.9638in"><text:p/></draw:line><draw:connector draw:style-name="gr7" draw:text-style-name="P37" svg:x1="0.2591in" svg:y1="2.9638in" svg:x2="0.2591in" svg:y2="7.5492in" draw:start-shape="id1" draw:start-glue-point="3" draw:end-shape="id2" draw:end-glue-point="3" svg:d="m658 7528v11647"><text:p/></draw:connector><draw:connector draw:style-name="gr7" draw:text-style-name="P37" svg:x1="0.9362in" svg:y1="6.9902in" svg:x2="2.1709in" svg:y2="6.9909in" draw:start-shape="id3" draw:start-glue-point="2" draw:end-shape="id4" draw:end-glue-point="2" svg:d="m2378 17755h1570v2h1566"><text:p/></draw:connector></draw:g><draw:custom-shape draw:style-name="gr3" draw:text-style-name="P40" svg:width="1.8622in" svg:height="0.3504in" svg:x="2.4075in" svg:y="0.8646in"><text:p text:style-name="P38"><text:span text:style-name="T45">For each rooted rule R</text:span></text:p><text:p text:style-name="P38"><text:span text:style-name="T50">calculate AI(R) and [R]</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custom-shape draw:style-name="gr3" draw:text-style-name="P40" svg:width="1.8622in" svg:height="0.3512in" svg:x="2.4075in" svg:y="0.2799in"><text:p text:style-name="P38"><text:span text:style-name="T45">Create set of rooted rules</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line draw:style-name="gr6" draw:text-style-name="P37" svg:x1="4.0811in" svg:y1="1.8465in" svg:x2="5.1421in" svg:y2="1.8465in"><text:p text:style-name="P38"><text:span text:style-name="T51">Quantitative</text:span></text:p></draw:line><draw:line draw:style-name="gr6" draw:text-style-name="P37" svg:x1="1.5327in" svg:y1="1.8465in" svg:x2="2.5937in" svg:y2="1.8465in"><text:p text:style-name="P38"><text:span text:style-name="T51">Qualitative</text:span></text:p></draw:line><draw:line draw:style-name="gr8" draw:text-style-name="P41" svg:x1="3.8693in" svg:y1="3.5992in" svg:x2="4.5059in" svg:y2="3.6138in"><text:p text:style-name="P38"><text:span text:style-name="T49">No</text:span></text:p></draw:line><draw:custom-shape draw:style-name="gr3" draw:text-style-name="P40" svg:width="1.2976in" svg:height="0.4571in" svg:x="4.3882in" svg:y="2.2933in"><text:p text:style-name="P38"><text:span text:style-name="T45">Group rules </text:span></text:p><text:p text:style-name="P38"><text:span text:style-name="T45">by AI(R)</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custom-shape draw:style-name="gr3" draw:text-style-name="P39" svg:width="1.2406in" svg:height="0.8177in" svg:x="0.9134in" svg:y="3.1874in"><text:p text:style-name="P38"><text:span text:style-name="T45">There is </text:span></text:p><text:p text:style-name="P38"><text:span text:style-name="T45">unhandled</text:span></text:p><text:p text:style-name="P38"><text:span text:style-name="T45">rule R</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 draw:text-style-name="P37" svg:x1="1.5492in" svg:y1="2.7402in" svg:x2="1.5492in" svg:y2="3.1874in"><text:p/></draw:line><draw:g draw:style-name="gr4"><draw:custom-shape draw:style-name="gr3" draw:text-style-name="P42" svg:width="1.2976in" svg:height="0.5362in" svg:x="4.4126in" svg:y="4.7453in"><text:p text:style-name="P38"><text:span text:style-name="T45">Create rule R</text:span><text:span text:style-name="T48">group</text:span></text:p><text:p text:style-name="P38"><text:span text:style-name="T46">for group <text:s/>G</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custom-shape draw:style-name="gr3" draw:text-style-name="P39" svg:width="1.2657in" svg:height="0.8323in" svg:x="4.4291in" svg:y="3.311in"><text:p text:style-name="P38"><text:span text:style-name="T45">There is </text:span></text:p><text:p text:style-name="P38"><text:span text:style-name="T45">unhandled</text:span></text:p><text:p text:style-name="P38"><text:span text:style-name="T45">group G</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5" draw:text-style-name="P41" svg:x1="5.061in" svg:y1="4.1425in" svg:x2="5.061in" svg:y2="4.7469in"><text:p text:style-name="P38"><text:span text:style-name="T49">Yes</text:span></text:p></draw:line><draw:line draw:style-name="gr2" draw:text-style-name="P37" svg:x1="5.061in" svg:y1="2.8555in" svg:x2="5.061in" svg:y2="3.3102in"><text:p/></draw:line><draw:rect draw:style-name="gr6" draw:text-style-name="P43" svg:width="0.8661in" svg:height="0.4539in" svg:x="3.0075in" svg:y="3.4992in"><text:p text:style-name="P38"><text:span text:style-name="T52">STOP</text:span></text:p></draw:rect></draw:g><draw:g draw:style-name="gr4" draw:id="id6"><draw:line draw:style-name="gr2" draw:text-style-name="P37" svg:x1="6.5976in" svg:y1="2.9638in" svg:x2="5.1429in" svg:y2="2.9638in"><text:p/></draw:line><draw:line draw:style-name="gr7" draw:text-style-name="P37" svg:x1="6.4165in" svg:y1="2.9638in" svg:x2="6.6291in" svg:y2="2.9638in"><text:p/></draw:line></draw:g><draw:line draw:style-name="gr2" draw:text-style-name="P37" svg:x1="5.0374in" svg:y1="5.2008in" svg:x2="5.0374in" svg:y2="5.648in"><text:p/></draw:line><draw:custom-shape draw:style-name="gr3" draw:text-style-name="P37" svg:width="1.4862in" svg:height="1.3331in" svg:x="4.3016in" svg:y="5.6728in"><text:p text:style-name="P38"><text:span text:style-name="T53">∪</text:span><text:span text:style-name="T45">[R</text:span><text:span text:style-name="T48">i</text:span><text:span text:style-name="T45">] = [R</text:span><text:span text:style-name="T48">group</text:span><text:span text:style-name="T45">]</text:span></text:p><text:p text:style-name="P38"><text:span text:style-name="T45">where R</text:span><text:span text:style-name="T48">i </text:span><text:span text:style-name="T45">from G</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5" draw:text-style-name="P41" svg:x1="5.7681in" svg:y1="6.4244in" svg:x2="5.7563in" svg:y2="7.3516in"><text:p text:style-name="P38"><text:span text:style-name="T49">No</text:span></text:p></draw:line><draw:g draw:style-name="gr4"><draw:line draw:style-name="gr5" draw:text-style-name="P41" svg:x1="4.2929in" svg:y1="6.3189in" svg:x2="4.2929in" svg:y2="7.2142in"><text:p text:style-name="P38"><text:span text:style-name="T49">Yes</text:span></text:p></draw:line><draw:rect draw:style-name="gr6" draw:text-style-name="P39" svg:width="1.274in" svg:height="0.6717in" svg:x="3.6563in" svg:y="7.2138in"><text:p text:style-name="P38"><text:span text:style-name="T44">Replace all </text:span><text:span text:style-name="T45">R</text:span><text:span text:style-name="T48">i </text:span></text:p><text:p text:style-name="P38"><text:span text:style-name="T44">by </text:span><text:span text:style-name="T45">R</text:span><text:span text:style-name="T48">group</text:span></text:p></draw:rect><draw:line draw:style-name="gr2" draw:text-style-name="P37" svg:x1="4.2929in" svg:y1="7.8846in" svg:x2="4.2929in" svg:y2="8.1091in"><text:p/></draw:line></draw:g><draw:line draw:style-name="gr7" draw:text-style-name="P37" svg:x1="4.2929in" svg:y1="8.1083in" svg:x2="5.7795in" svg:y2="8.1083in"><text:p/></draw:line><draw:line draw:style-name="gr2" draw:text-style-name="P37" svg:x1="5.0374in" svg:y1="8.1083in" svg:x2="5.0374in" svg:y2="8.3327in"><text:p/></draw:line><draw:rect draw:style-name="gr6" draw:text-style-name="P39" draw:id="id5" svg:width="1.2732in" svg:height="0.6724in" svg:x="4.4in" svg:y="8.3315in"><text:p text:style-name="P38"><text:span text:style-name="T44">Mark G as handled</text:span></text:p></draw:rect><draw:connector draw:style-name="gr7" draw:text-style-name="P37" draw:id="id7" svg:x1="5.6728in" svg:y1="8.6673in" svg:x2="6.6307in" svg:y2="8.6701in" draw:start-shape="id5" draw:start-glue-point="1" svg:d="m14409 22015h1468v7h965"><text:p/></draw:connector><draw:connector draw:style-name="gr7" draw:text-style-name="P37" svg:x1="6.6291in" svg:y1="2.9638in" svg:x2="6.6307in" svg:y2="8.6701in" draw:start-shape="id6" draw:start-glue-point="1" draw:end-shape="id7" draw:end-glue-point="3" svg:d="m16838 7528h505v14494h-501"><text:p/></draw:connector><draw:line draw:style-name="gr5" draw:text-style-name="P41" svg:x1="2.1709in" svg:y1="3.5965in" svg:x2="3.0201in" svg:y2="3.5965in"><text:p text:style-name="P38"><text:span text:style-name="T49">No</text:span></text:p></draw:line><draw:custom-shape draw:style-name="gr3" draw:text-style-name="P42" svg:width="1.2724in" svg:height="0.5177in" svg:x="5.2917in" svg:y="7.3516in"><text:p text:style-name="P38"><text:span text:style-name="T46">Divide <text:s/>G</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line draw:style-name="gr9" draw:text-style-name="P44" svg:x1="5.7563in" svg:y1="5.2819in" svg:x2="6.2409in" svg:y2="5.7992in"><text:p/></draw:line><draw:line draw:style-name="gr9" draw:text-style-name="P44" svg:x1="6.2409in" svg:y1="5.9717in" svg:x2="6.2409in" svg:y2="7.3516in"><text:p/></draw:line></draw:g><text:span text:style-name="T3"> </text:span>Flowchart </text:h>
        </text:list-item>
      </text:list>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8"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3" text:consecutive-numbering="true">
      <text:list-level-style-number text:level="1" text:style-name="Numbering_20_Symbols" style:num-prefix=" " style:num-suffix="." style:num-format="1">
        <style:list-level-properties/>
      </text:list-level-style-number>
      <text:list-level-style-number text:level="2" text:style-name="Numbering_20_Symbols" style:num-prefix=" " style:num-suffix="." style:num-format="1" text:display-levels="2">
        <style:list-level-properties/>
      </text:list-level-style-number>
      <text:list-level-style-number text:level="3" text:style-name="Numbering_20_Symbols" style:num-prefix=" " style:num-suffix=")" style:num-format="a">
        <style:list-level-properties fo:text-align="end"/>
      </text:list-level-style-number>
      <text:list-level-style-bullet text:level="4" text:style-name="Bullet_20_Symbols" style:num-prefix=" " style:num-suffix=" " text:bullet-char="•">
        <style:list-level-properties/>
        <style:text-properties style:font-name="StarSymbol"/>
      </text:list-level-style-bullet>
      <text:list-level-style-bullet text:level="5" text:style-name="Bullet_20_Symbols" style:num-prefix=" " style:num-suffix=" " text:bullet-char="•">
        <style:list-level-properties/>
        <style:text-properties style:font-name="StarSymbol"/>
      </text:list-level-style-bullet>
      <text:list-level-style-bullet text:level="6" text:style-name="Bullet_20_Symbols" style:num-prefix=" " style:num-suffix=" " text:bullet-char="•">
        <style:list-level-properties fo:text-align="end"/>
        <style:text-properties style:font-name="StarSymbol"/>
      </text:list-level-style-bullet>
      <text:list-level-style-bullet text:level="7" text:style-name="Bullet_20_Symbols" style:num-prefix=" " style:num-suffix=" " text:bullet-char="•">
        <style:list-level-properties/>
        <style:text-properties style:font-name="StarSymbol"/>
      </text:list-level-style-bullet>
      <text:list-level-style-bullet text:level="8" text:style-name="Bullet_20_Symbols" style:num-prefix=" " style:num-suffix=" " text:bullet-char="•">
        <style:list-level-properties/>
        <style:text-properties style:font-name="StarSymbol"/>
      </text:list-level-style-bullet>
      <text:list-level-style-bullet text:level="9" text:style-name="Bullet_20_Symbols" style:num-prefix=" " style:num-suffix=" " text:bullet-char="•">
        <style:list-level-properties fo:text-align="end"/>
        <style:text-properties style:font-name="StarSymbol"/>
      </text:list-level-style-bullet>
      <text:list-level-style-bullet text:level="10" text:style-name="Bullet_20_Symbols" style:num-prefix=" " style:num-suffix=" " text:bullet-char="•">
        <style:list-level-properties/>
        <style:text-properties style:font-name="StarSymbol"/>
      </text:list-level-style-bullet>
    </text:list-style>
    <text:list-style style:name="_33_54309731" style:display-name="35430973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Eugene Vlasov</meta:initial-creator>
    <meta:creation-date>2009-06-15T16:44:54</meta:creation-date>
    <dc:date>2009-12-15T20:16:24.65</dc:date>
    <dc:language>ru-RU</dc:language>
    <meta:editing-cycles>31</meta:editing-cycles>
    <meta:editing-duration>PT74H43M19S</meta:editing-duration>
    <meta:document-statistic meta:table-count="0" meta:image-count="0" meta:object-count="0" meta:page-count="4" meta:paragraph-count="67" meta:word-count="1068" meta:character-count="5668"/>
    <meta:user-defined meta:name="Info 1"/>
    <meta:user-defined meta:name="Info 2"/>
    <meta:user-defined meta:name="Info 3"/>
    <meta:user-defined meta:name="Info 4"/>
  </office:meta>
</office:document-meta>
</file>